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ensateScopeActivity.getScopeToCompens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ensateScopeActivity.CompensateScope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